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6pt" style:font-size-asian="16pt" style:font-size-complex="16pt"/>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3">Grupp 12 feedback</text:p>
      <text:p text:style-name="P2">socialt kontrakt</text:p>
      <text:p text:style-name="P1"/>
      <text:p text:style-name="P1">Generellt – det finns bara tre underrubriker, det hade varit bättre om gruppen hade flera där de skriver in till exempel arbetstider och klimat. </text:p>
      <text:p text:style-name="P1">Struktur - <text:s/>det ser bra ut med tiderna för möten, lite kortfattad men det fungerar.</text:p>
      <text:p text:style-name="P1">Regler – <text:s/>gruppen har regler som täcker en hel del när det gäller balans och gruppdynamik, som tidigare nämnt så har de inte lagt till tillräckligt med underrubriker vilket märks av i denna del då flera av dessa regler skulle lika gärna kunna få plats i andar rubriker vilket skulle ha gjort detta sociala kontrakt mer valstrukturerat och motiverat. <text:s/></text:p>
      <text:p text:style-name="P1"/>
      <text:p text:style-name="P1"><text:span text:style-name="T1">Kravdokument</text:span> <text:s/></text:p>
      <text:p text:style-name="P1"><text:s/></text:p>
      <text:p text:style-name="P1">Kravdokumentet är rätt så förvirrande och tar ett tag innan man fattar hur det fungerar. Man använde kolumner och har inte förklarat hur det fungerar. Så man måste typ gissa själv. Det som e bra är att man ser <text:bookmark text:name="_GoBack"/>mer eller mindre tydligt vad varje person I gruppen har för uppdrag.</text:p>
      <text:p text:style-name="P1"/>
      <text:p text:style-name="P2">Projektplan</text:p>
      <text:p text:style-name="P1"/>
      <text:p text:style-name="P1">Saknar en ordlista då folk inte alltid vet vad vissa ord betyder i olika sammanhang som t.ex. "no flaming"</text:p>
      <text:p text:style-name="P1">Skriver att ni har en budget på 220 timmar per person i början av ert dokument och sedan skriver ni att ni har 240 timmar var att arbeta på projektet. Varför har er grupp exakt samma text som våran på vissa delar?</text:p>
      <text:p text:style-name="P1"><text:s/>Har ni uppnått målen ni har satt för sprint 1?</text:p>
      <text:p text:style-name="P1"><text:s/>Slänger in engelska ord lite här och där.</text:p>
      <text:p text:style-name="P1"><text:s/>Produktbeskrivning b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rvin </meta:initial-creator>
    <meta:creation-date>2016-03-28T23:26:41.70</meta:creation-date>
    <dc:date>2016-03-29T13:44:10</dc:date>
    <meta:editing-duration>PT32M29S</meta:editing-duration>
    <meta:editing-cycles>3</meta:editing-cycles>
    <meta:generator>OpenOffice.org/3.4.1$Unix OpenOffice.org_project/341m1$Build-9593</meta:generator>
    <meta:document-statistic meta:table-count="0" meta:image-count="0" meta:object-count="0" meta:page-count="1" meta:paragraph-count="14" meta:word-count="237" meta:character-count="1348"/>
  </office:meta>
</office:document-meta>
</file>